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3.7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1"/>
        <table:table-column table:style-name="co4" table:default-cell-style-name="ce26"/>
        <table:table-column table:style-name="co5" table:number-columns-repeated="9" table:default-cell-style-name="ce26"/>
        <table:table-column table:style-name="co6" table:default-cell-style-name="ce35"/>
        <table:table-column table:style-name="co7" table:default-cell-style-name="ce35"/>
        <table:table-column table:style-name="co8" table:number-columns-repeated="242" table:default-cell-style-name="ce35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-5 石油產品國內消費（按油品區分）</text:p>
          </table:table-cell>
          <table:covered-table-cell table:number-columns-repeated="12" table:style-name="ce10"/>
          <table:table-cell table:style-name="ce33" table:number-columns-repeated="1011"/>
        </table:table-row>
        <table:table-row table:style-name="ro2">
          <table:table-cell table:style-name="ce2" table:number-columns-repeated="12"/>
          <table:table-cell table:style-name="ce14" office:value-type="string" calcext:value-type="string">
            <text:p>單位：公秉油當量</text:p>
          </table:table-cell>
          <table:table-cell table:style-name="ce34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style-name="ce11"/>
          <table:covered-table-cell table:style-name="ce17"/>
          <table:table-cell table:style-name="ce22" office:value-type="string" calcext:value-type="string">
            <text:p>合計</text:p>
          </table:table-cell>
          <table:table-cell table:style-name="ce22" office:value-type="string" calcext:value-type="string">
            <text:p>液化石油氣</text:p>
          </table:table-cell>
          <table:table-cell table:style-name="ce22" office:value-type="string" calcext:value-type="string">
            <text:p>石油腦</text:p>
          </table:table-cell>
          <table:table-cell table:style-name="ce22" office:value-type="string" calcext:value-type="string">
            <text:p>車用汽油</text:p>
          </table:table-cell>
          <table:table-cell table:style-name="ce22" office:value-type="string" calcext:value-type="string">
            <text:p>航空燃油</text:p>
          </table:table-cell>
          <table:table-cell table:style-name="ce22" office:value-type="string" calcext:value-type="string">
            <text:p>煤油</text:p>
          </table:table-cell>
          <table:table-cell table:style-name="ce22" office:value-type="string" calcext:value-type="string">
            <text:p>柴油</text:p>
          </table:table-cell>
          <table:table-cell table:style-name="ce22" office:value-type="string" calcext:value-type="string">
            <text:p>燃料油</text:p>
          </table:table-cell>
          <table:table-cell table:style-name="ce22" office:value-type="string" calcext:value-type="string">
            <text:p>潤滑油</text:p>
          </table:table-cell>
          <table:table-cell table:style-name="ce22" office:value-type="string" calcext:value-type="string">
            <text:p>其他油品</text:p>
          </table:table-cell>
          <table:table-cell table:style-name="ce34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2"/>
          <table:table-cell table:style-name="ce18"/>
          <table:table-cell table:style-name="ce23" office:value-type="float" office:value="45130249.940171" calcext:value-type="float">
            <text:p><text:s/>45,130,250 <text:s/></text:p>
          </table:table-cell>
          <table:table-cell table:style-name="ce27" office:value-type="float" office:value="2267737.457055" calcext:value-type="float">
            <text:p><text:s/>2,267,737 <text:s/></text:p>
          </table:table-cell>
          <table:table-cell table:style-name="ce27" office:value-type="float" office:value="11344952.6666667" calcext:value-type="float">
            <text:p><text:s/>11,344,953 <text:s/></text:p>
          </table:table-cell>
          <table:table-cell table:style-name="ce27" office:value-type="float" office:value="8434997.13333333" calcext:value-type="float">
            <text:p><text:s/>8,434,997 <text:s/></text:p>
          </table:table-cell>
          <table:table-cell table:style-name="ce27" office:value-type="float" office:value="480660.444444447" calcext:value-type="float">
            <text:p><text:s/>480,660 <text:s/></text:p>
          </table:table-cell>
          <table:table-cell table:style-name="ce27" office:value-type="float" office:value="23307.944444442" calcext:value-type="float">
            <text:p><text:s/>23,308 <text:s/></text:p>
          </table:table-cell>
          <table:table-cell table:style-name="ce27" office:value-type="float" office:value="5777979.2" calcext:value-type="float">
            <text:p><text:s/>5,777,979 <text:s/></text:p>
          </table:table-cell>
          <table:table-cell table:style-name="ce27" office:value-type="float" office:value="12128382.38304" calcext:value-type="float">
            <text:p><text:s/>12,128,382 <text:s/></text:p>
          </table:table-cell>
          <table:table-cell table:style-name="ce27" office:value-type="float" office:value="374171.733333334" calcext:value-type="float">
            <text:p><text:s/>374,172 <text:s/></text:p>
          </table:table-cell>
          <table:table-cell table:style-name="ce30" office:value-type="float" office:value="4298060.97785379" calcext:value-type="float">
            <text:p><text:s/>4,298,06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3"/>
          <table:table-cell table:style-name="ce19"/>
          <table:table-cell table:style-name="ce24" office:value-type="float" office:value="46777288.5945879" calcext:value-type="float">
            <text:p><text:s/>46,777,289 <text:s/></text:p>
          </table:table-cell>
          <table:table-cell table:style-name="ce28" office:value-type="float" office:value="2303208.19506944" calcext:value-type="float">
            <text:p><text:s/>2,303,208 <text:s/></text:p>
          </table:table-cell>
          <table:table-cell table:style-name="ce28" office:value-type="float" office:value="12769319.3333333" calcext:value-type="float">
            <text:p><text:s/>12,769,319 <text:s/></text:p>
          </table:table-cell>
          <table:table-cell table:style-name="ce28" office:value-type="float" office:value="8764097.33333333" calcext:value-type="float">
            <text:p><text:s/>8,764,097 <text:s/></text:p>
          </table:table-cell>
          <table:table-cell table:style-name="ce28" office:value-type="float" office:value="422432.88888889" calcext:value-type="float">
            <text:p><text:s/>422,433 <text:s/></text:p>
          </table:table-cell>
          <table:table-cell table:style-name="ce28" office:value-type="float" office:value="23748.055555555" calcext:value-type="float">
            <text:p><text:s/>23,748 <text:s/></text:p>
          </table:table-cell>
          <table:table-cell table:style-name="ce28" office:value-type="float" office:value="5620059.2" calcext:value-type="float">
            <text:p><text:s/>5,620,059 <text:s/></text:p>
          </table:table-cell>
          <table:table-cell table:style-name="ce28" office:value-type="float" office:value="11443062.4081067" calcext:value-type="float">
            <text:p><text:s/>11,443,062 <text:s/></text:p>
          </table:table-cell>
          <table:table-cell table:style-name="ce28" office:value-type="float" office:value="383195.733333333" calcext:value-type="float">
            <text:p><text:s/>383,196 <text:s/></text:p>
          </table:table-cell>
          <table:table-cell table:style-name="ce31" office:value-type="float" office:value="5048165.44696738" calcext:value-type="float">
            <text:p><text:s/>5,048,16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3"/>
          <table:table-cell table:style-name="ce19"/>
          <table:table-cell table:style-name="ce24" office:value-type="float" office:value="48340965.1015795" calcext:value-type="float">
            <text:p><text:s/>48,340,965 <text:s/></text:p>
          </table:table-cell>
          <table:table-cell table:style-name="ce28" office:value-type="float" office:value="2563695.70668222" calcext:value-type="float">
            <text:p><text:s/>2,563,696 <text:s/></text:p>
          </table:table-cell>
          <table:table-cell table:style-name="ce28" office:value-type="float" office:value="13958645.1333333" calcext:value-type="float">
            <text:p><text:s/>13,958,645 <text:s/></text:p>
          </table:table-cell>
          <table:table-cell table:style-name="ce28" office:value-type="float" office:value="8964904.86666667" calcext:value-type="float">
            <text:p><text:s/>8,964,905 <text:s/></text:p>
          </table:table-cell>
          <table:table-cell table:style-name="ce28" office:value-type="float" office:value="414257.77777778" calcext:value-type="float">
            <text:p><text:s/>414,258 <text:s/></text:p>
          </table:table-cell>
          <table:table-cell table:style-name="ce28" office:value-type="float" office:value="21555.999999997" calcext:value-type="float">
            <text:p><text:s/>21,556 <text:s/></text:p>
          </table:table-cell>
          <table:table-cell table:style-name="ce28" office:value-type="float" office:value="5759744.66666667" calcext:value-type="float">
            <text:p><text:s/>5,759,745 <text:s/></text:p>
          </table:table-cell>
          <table:table-cell table:style-name="ce28" office:value-type="float" office:value="10836138.34688" calcext:value-type="float">
            <text:p><text:s/>10,836,138 <text:s/></text:p>
          </table:table-cell>
          <table:table-cell table:style-name="ce28" office:value-type="float" office:value="455398.4" calcext:value-type="float">
            <text:p><text:s/>455,398 <text:s/></text:p>
          </table:table-cell>
          <table:table-cell table:style-name="ce31" office:value-type="float" office:value="5366624.20357284" calcext:value-type="float">
            <text:p><text:s/>5,366,62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3"/>
          <table:table-cell table:style-name="ce19"/>
          <table:table-cell table:style-name="ce24" office:value-type="float" office:value="48742974.351769" calcext:value-type="float">
            <text:p><text:s/>48,742,974 <text:s/></text:p>
          </table:table-cell>
          <table:table-cell table:style-name="ce28" office:value-type="float" office:value="2899280.99028666" calcext:value-type="float">
            <text:p><text:s/>2,899,281 <text:s/></text:p>
          </table:table-cell>
          <table:table-cell table:style-name="ce28" office:value-type="float" office:value="13416441.1333333" calcext:value-type="float">
            <text:p><text:s/>13,416,441 <text:s/></text:p>
          </table:table-cell>
          <table:table-cell table:style-name="ce28" office:value-type="float" office:value="9168048.06666667" calcext:value-type="float">
            <text:p><text:s/>9,168,048 <text:s/></text:p>
          </table:table-cell>
          <table:table-cell table:style-name="ce28" office:value-type="float" office:value="428802.666666666" calcext:value-type="float">
            <text:p><text:s/>428,803 <text:s/></text:p>
          </table:table-cell>
          <table:table-cell table:style-name="ce28" office:value-type="float" office:value="18172.055555555" calcext:value-type="float">
            <text:p><text:s/>18,172 <text:s/></text:p>
          </table:table-cell>
          <table:table-cell table:style-name="ce28" office:value-type="float" office:value="5882975.46666667" calcext:value-type="float">
            <text:p><text:s/>5,882,975 <text:s/></text:p>
          </table:table-cell>
          <table:table-cell table:style-name="ce28" office:value-type="float" office:value="10442500.6193067" calcext:value-type="float">
            <text:p><text:s/>10,442,501 <text:s/></text:p>
          </table:table-cell>
          <table:table-cell table:style-name="ce28" office:value-type="float" office:value="544650.666666666" calcext:value-type="float">
            <text:p><text:s/>544,651 <text:s/></text:p>
          </table:table-cell>
          <table:table-cell table:style-name="ce31" office:value-type="float" office:value="5942102.68662013" calcext:value-type="float">
            <text:p><text:s/>5,942,10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3"/>
          <table:table-cell table:style-name="ce19"/>
          <table:table-cell table:style-name="ce24" office:value-type="float" office:value="49110878.7943953" calcext:value-type="float">
            <text:p><text:s/>49,110,879 <text:s/></text:p>
          </table:table-cell>
          <table:table-cell table:style-name="ce28" office:value-type="float" office:value="3037425.708885" calcext:value-type="float">
            <text:p><text:s/>3,037,426 <text:s/></text:p>
          </table:table-cell>
          <table:table-cell table:style-name="ce28" office:value-type="float" office:value="13682015.5333333" calcext:value-type="float">
            <text:p><text:s/>13,682,016 <text:s/></text:p>
          </table:table-cell>
          <table:table-cell table:style-name="ce28" office:value-type="float" office:value="8934780.4" calcext:value-type="float">
            <text:p><text:s/>8,934,780 <text:s/></text:p>
          </table:table-cell>
          <table:table-cell table:style-name="ce28" office:value-type="float" office:value="387254.943111112" calcext:value-type="float">
            <text:p><text:s/>387,255 <text:s/></text:p>
          </table:table-cell>
          <table:table-cell table:style-name="ce28" office:value-type="float" office:value="15242.388888889" calcext:value-type="float">
            <text:p><text:s/>15,242 <text:s/></text:p>
          </table:table-cell>
          <table:table-cell table:style-name="ce28" office:value-type="float" office:value="5794236" calcext:value-type="float">
            <text:p><text:s/>5,794,236 <text:s/></text:p>
          </table:table-cell>
          <table:table-cell table:style-name="ce28" office:value-type="float" office:value="10984472.3266133" calcext:value-type="float">
            <text:p><text:s/>10,984,472 <text:s/></text:p>
          </table:table-cell>
          <table:table-cell table:style-name="ce28" office:value-type="float" office:value="500962.133333335" calcext:value-type="float">
            <text:p><text:s/>500,962 <text:s/></text:p>
          </table:table-cell>
          <table:table-cell table:style-name="ce31" office:value-type="float" office:value="5774489.36023034" calcext:value-type="float">
            <text:p><text:s/>5,774,48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3"/>
          <table:table-cell table:style-name="ce19"/>
          <table:table-cell table:style-name="ce24" office:value-type="float" office:value="51704848.8532062" calcext:value-type="float">
            <text:p><text:s/>51,704,849 <text:s/></text:p>
          </table:table-cell>
          <table:table-cell table:style-name="ce28" office:value-type="float" office:value="3193707.68433833" calcext:value-type="float">
            <text:p><text:s/>3,193,708 <text:s/></text:p>
          </table:table-cell>
          <table:table-cell table:style-name="ce28" office:value-type="float" office:value="17261302.9333333" calcext:value-type="float">
            <text:p><text:s/>17,261,303 <text:s/></text:p>
          </table:table-cell>
          <table:table-cell table:style-name="ce28" office:value-type="float" office:value="8687499.6" calcext:value-type="float">
            <text:p><text:s/>8,687,500 <text:s/></text:p>
          </table:table-cell>
          <table:table-cell table:style-name="ce28" office:value-type="float" office:value="334615.111111109" calcext:value-type="float">
            <text:p><text:s/>334,615 <text:s/></text:p>
          </table:table-cell>
          <table:table-cell table:style-name="ce28" office:value-type="float" office:value="13923.944444442" calcext:value-type="float">
            <text:p><text:s/>13,924 <text:s/></text:p>
          </table:table-cell>
          <table:table-cell table:style-name="ce28" office:value-type="float" office:value="5342048.13333333" calcext:value-type="float">
            <text:p><text:s/>5,342,048 <text:s/></text:p>
          </table:table-cell>
          <table:table-cell table:style-name="ce28" office:value-type="float" office:value="9993686.85952" calcext:value-type="float">
            <text:p><text:s/>9,993,687 <text:s/></text:p>
          </table:table-cell>
          <table:table-cell table:style-name="ce28" office:value-type="float" office:value="434273.066666666" calcext:value-type="float">
            <text:p><text:s/>434,273 <text:s/></text:p>
          </table:table-cell>
          <table:table-cell table:style-name="ce31" office:value-type="float" office:value="6443791.52045901" calcext:value-type="float">
            <text:p><text:s/>6,443,79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3"/>
          <table:table-cell table:style-name="ce19"/>
          <table:table-cell table:style-name="ce24" office:value-type="float" office:value="49078109.4395338" calcext:value-type="float">
            <text:p><text:s/>49,078,109 <text:s/></text:p>
          </table:table-cell>
          <table:table-cell table:style-name="ce28" office:value-type="float" office:value="3042320.22305722" calcext:value-type="float">
            <text:p><text:s/>3,042,320 <text:s/></text:p>
          </table:table-cell>
          <table:table-cell table:style-name="ce28" office:value-type="float" office:value="17574094.2" calcext:value-type="float">
            <text:p><text:s/>17,574,094 <text:s/></text:p>
          </table:table-cell>
          <table:table-cell table:style-name="ce28" office:value-type="float" office:value="8241995.66666667" calcext:value-type="float">
            <text:p><text:s/>8,241,996 <text:s/></text:p>
          </table:table-cell>
          <table:table-cell table:style-name="ce28" office:value-type="float" office:value="278907.555555556" calcext:value-type="float">
            <text:p><text:s/>278,908 <text:s/></text:p>
          </table:table-cell>
          <table:table-cell table:style-name="ce28" office:value-type="float" office:value="10274.611111109" calcext:value-type="float">
            <text:p><text:s/>10,275 <text:s/></text:p>
          </table:table-cell>
          <table:table-cell table:style-name="ce28" office:value-type="float" office:value="5198277.46666667" calcext:value-type="float">
            <text:p><text:s/>5,198,277 <text:s/></text:p>
          </table:table-cell>
          <table:table-cell table:style-name="ce28" office:value-type="float" office:value="8647318.33621333" calcext:value-type="float">
            <text:p><text:s/>8,647,318 <text:s/></text:p>
          </table:table-cell>
          <table:table-cell table:style-name="ce28" office:value-type="float" office:value="416244.266666667" calcext:value-type="float">
            <text:p><text:s/>416,244 <text:s/></text:p>
          </table:table-cell>
          <table:table-cell table:style-name="ce31" office:value-type="float" office:value="5668677.11359653" calcext:value-type="float">
            <text:p><text:s/>5,668,67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3"/>
          <table:table-cell table:style-name="ce19"/>
          <table:table-cell table:style-name="ce24" office:value-type="float" office:value="48537297.61296" calcext:value-type="float">
            <text:p><text:s/>48,537,298 <text:s/></text:p>
          </table:table-cell>
          <table:table-cell table:style-name="ce28" office:value-type="float" office:value="3148177.95350542" calcext:value-type="float">
            <text:p><text:s/>3,148,178 <text:s/></text:p>
          </table:table-cell>
          <table:table-cell table:style-name="ce28" office:value-type="float" office:value="18436158.8666667" calcext:value-type="float">
            <text:p><text:s/>18,436,159 <text:s/></text:p>
          </table:table-cell>
          <table:table-cell table:style-name="ce28" office:value-type="float" office:value="8407448.4" calcext:value-type="float">
            <text:p><text:s/>8,407,448 <text:s/></text:p>
          </table:table-cell>
          <table:table-cell table:style-name="ce28" office:value-type="float" office:value="271584" calcext:value-type="float">
            <text:p><text:s/>271,584 <text:s/></text:p>
          </table:table-cell>
          <table:table-cell table:style-name="ce28" office:value-type="float" office:value="9740.999999998" calcext:value-type="float">
            <text:p><text:s/>9,741 <text:s/></text:p>
          </table:table-cell>
          <table:table-cell table:style-name="ce28" office:value-type="float" office:value="4927681.73333333" calcext:value-type="float">
            <text:p><text:s/>4,927,682 <text:s/></text:p>
          </table:table-cell>
          <table:table-cell table:style-name="ce28" office:value-type="float" office:value="6936645.43402667" calcext:value-type="float">
            <text:p><text:s/>6,936,645 <text:s/></text:p>
          </table:table-cell>
          <table:table-cell table:style-name="ce28" office:value-type="float" office:value="367941.333333333" calcext:value-type="float">
            <text:p><text:s/>367,941 <text:s/></text:p>
          </table:table-cell>
          <table:table-cell table:style-name="ce31" office:value-type="float" office:value="6031918.89209462" calcext:value-type="float">
            <text:p><text:s/>6,031,91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3"/>
          <table:table-cell table:style-name="ce19"/>
          <table:table-cell table:style-name="ce24" office:value-type="float" office:value="50597414.8885892" calcext:value-type="float">
            <text:p><text:s/>50,597,415 <text:s/></text:p>
          </table:table-cell>
          <table:table-cell table:style-name="ce28" office:value-type="float" office:value="2866108.39368564" calcext:value-type="float">
            <text:p><text:s/>2,866,108 <text:s/></text:p>
          </table:table-cell>
          <table:table-cell table:style-name="ce28" office:value-type="float" office:value="19718450.2666667" calcext:value-type="float">
            <text:p><text:s/>19,718,450 <text:s/></text:p>
          </table:table-cell>
          <table:table-cell table:style-name="ce28" office:value-type="float" office:value="8479940.73333333" calcext:value-type="float">
            <text:p><text:s/>8,479,941 <text:s/></text:p>
          </table:table-cell>
          <table:table-cell table:style-name="ce28" office:value-type="float" office:value="242484.444444443" calcext:value-type="float">
            <text:p><text:s/>242,484 <text:s/></text:p>
          </table:table-cell>
          <table:table-cell table:style-name="ce28" office:value-type="float" office:value="7264.666666665" calcext:value-type="float">
            <text:p><text:s/>7,265 <text:s/></text:p>
          </table:table-cell>
          <table:table-cell table:style-name="ce28" office:value-type="float" office:value="5183990" calcext:value-type="float">
            <text:p><text:s/>5,183,990 <text:s/></text:p>
          </table:table-cell>
          <table:table-cell table:style-name="ce28" office:value-type="float" office:value="7493844.69269333" calcext:value-type="float">
            <text:p><text:s/>7,493,845 <text:s/></text:p>
          </table:table-cell>
          <table:table-cell table:style-name="ce28" office:value-type="float" office:value="419924.266666666" calcext:value-type="float">
            <text:p><text:s/>419,924 <text:s/></text:p>
          </table:table-cell>
          <table:table-cell table:style-name="ce31" office:value-type="float" office:value="6185407.42443248" calcext:value-type="float">
            <text:p><text:s/>6,185,40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3"/>
          <table:table-cell table:style-name="ce19"/>
          <table:table-cell table:style-name="ce24" office:value-type="float" office:value="46550847.3704927" calcext:value-type="float">
            <text:p><text:s/>46,550,847 <text:s/></text:p>
          </table:table-cell>
          <table:table-cell table:style-name="ce28" office:value-type="float" office:value="2945097.70089659" calcext:value-type="float">
            <text:p><text:s/>2,945,098 <text:s/></text:p>
          </table:table-cell>
          <table:table-cell table:style-name="ce28" office:value-type="float" office:value="16769314.4666667" calcext:value-type="float">
            <text:p><text:s/>16,769,314 <text:s/></text:p>
          </table:table-cell>
          <table:table-cell table:style-name="ce28" office:value-type="float" office:value="8587698.6" calcext:value-type="float">
            <text:p><text:s/>8,587,699 <text:s/></text:p>
          </table:table-cell>
          <table:table-cell table:style-name="ce28" office:value-type="float" office:value="243348.444444444" calcext:value-type="float">
            <text:p><text:s/>243,348 <text:s/></text:p>
          </table:table-cell>
          <table:table-cell table:style-name="ce28" office:value-type="float" office:value="6148.333333334" calcext:value-type="float">
            <text:p><text:s/>6,148 <text:s/></text:p>
          </table:table-cell>
          <table:table-cell table:style-name="ce28" office:value-type="float" office:value="5257994" calcext:value-type="float">
            <text:p><text:s/>5,257,994 <text:s/></text:p>
          </table:table-cell>
          <table:table-cell table:style-name="ce28" office:value-type="float" office:value="6578999.00853333" calcext:value-type="float">
            <text:p><text:s/>6,578,999 <text:s/></text:p>
          </table:table-cell>
          <table:table-cell table:style-name="ce28" office:value-type="float" office:value="439961.6" calcext:value-type="float">
            <text:p><text:s/>439,962 <text:s/></text:p>
          </table:table-cell>
          <table:table-cell table:style-name="ce31" office:value-type="float" office:value="5722285.21661831" calcext:value-type="float">
            <text:p><text:s/>5,722,28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3"/>
          <table:table-cell table:style-name="ce19"/>
          <table:table-cell table:style-name="ce24" office:value-type="float" office:value="46318589.5467432" calcext:value-type="float">
            <text:p><text:s/>46,318,590 <text:s/></text:p>
          </table:table-cell>
          <table:table-cell table:style-name="ce28" office:value-type="float" office:value="2630644.57050777" calcext:value-type="float">
            <text:p><text:s/>2,630,645 <text:s/></text:p>
          </table:table-cell>
          <table:table-cell table:style-name="ce28" office:value-type="float" office:value="18209967.5333333" calcext:value-type="float">
            <text:p><text:s/>18,209,968 <text:s/></text:p>
          </table:table-cell>
          <table:table-cell table:style-name="ce28" office:value-type="float" office:value="8480561.26666667" calcext:value-type="float">
            <text:p><text:s/>8,480,561 <text:s/></text:p>
          </table:table-cell>
          <table:table-cell table:style-name="ce28" office:value-type="float" office:value="235685.333333334" calcext:value-type="float">
            <text:p><text:s/>235,685 <text:s/></text:p>
          </table:table-cell>
          <table:table-cell table:style-name="ce28" office:value-type="float" office:value="3807.055555553" calcext:value-type="float">
            <text:p><text:s/>3,807 <text:s/></text:p>
          </table:table-cell>
          <table:table-cell table:style-name="ce28" office:value-type="float" office:value="5212712.4" calcext:value-type="float">
            <text:p><text:s/>5,212,712 <text:s/></text:p>
          </table:table-cell>
          <table:table-cell table:style-name="ce28" office:value-type="float" office:value="5478041.73450667" calcext:value-type="float">
            <text:p><text:s/>5,478,042 <text:s/></text:p>
          </table:table-cell>
          <table:table-cell table:style-name="ce28" office:value-type="float" office:value="437857.066666666" calcext:value-type="float">
            <text:p><text:s/>437,857 <text:s/></text:p>
          </table:table-cell>
          <table:table-cell table:style-name="ce31" office:value-type="float" office:value="5629312.5861732" calcext:value-type="float">
            <text:p><text:s/>5,629,31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3"/>
          <table:table-cell table:style-name="ce19"/>
          <table:table-cell table:style-name="ce24" office:value-type="float" office:value="47677109.9028195" calcext:value-type="float">
            <text:p><text:s/>47,677,110 <text:s/></text:p>
          </table:table-cell>
          <table:table-cell table:style-name="ce28" office:value-type="float" office:value="3371140.17498906" calcext:value-type="float">
            <text:p><text:s/>3,371,140 <text:s/></text:p>
          </table:table-cell>
          <table:table-cell table:style-name="ce28" office:value-type="float" office:value="19241332.9333333" calcext:value-type="float">
            <text:p><text:s/>19,241,333 <text:s/></text:p>
          </table:table-cell>
          <table:table-cell table:style-name="ce28" office:value-type="float" office:value="8498345.26666667" calcext:value-type="float">
            <text:p><text:s/>8,498,345 <text:s/></text:p>
          </table:table-cell>
          <table:table-cell table:style-name="ce28" office:value-type="float" office:value="248166.222222223" calcext:value-type="float">
            <text:p><text:s/>248,166 <text:s/></text:p>
          </table:table-cell>
          <table:table-cell table:style-name="ce28" office:value-type="float" office:value="3920.388888889" calcext:value-type="float">
            <text:p><text:s/>3,920 <text:s/></text:p>
          </table:table-cell>
          <table:table-cell table:style-name="ce28" office:value-type="float" office:value="5231524.66666667" calcext:value-type="float">
            <text:p><text:s/>5,231,525 <text:s/></text:p>
          </table:table-cell>
          <table:table-cell table:style-name="ce28" office:value-type="float" office:value="4922346.57962667" calcext:value-type="float">
            <text:p><text:s/>4,922,347 <text:s/></text:p>
          </table:table-cell>
          <table:table-cell table:style-name="ce28" office:value-type="float" office:value="544295.466666667" calcext:value-type="float">
            <text:p><text:s/>544,295 <text:s/></text:p>
          </table:table-cell>
          <table:table-cell table:style-name="ce31" office:value-type="float" office:value="5616038.2037593" calcext:value-type="float">
            <text:p><text:s/>5,616,03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3"/>
          <table:table-cell table:style-name="ce19"/>
          <table:table-cell table:style-name="ce24" office:value-type="float" office:value="49054993.8513728" calcext:value-type="float">
            <text:p><text:s/>49,054,994 <text:s/></text:p>
          </table:table-cell>
          <table:table-cell table:style-name="ce28" office:value-type="float" office:value="3407748.12049281" calcext:value-type="float">
            <text:p><text:s/>3,407,748 <text:s/></text:p>
          </table:table-cell>
          <table:table-cell table:style-name="ce28" office:value-type="float" office:value="19629574.4666667" calcext:value-type="float">
            <text:p><text:s/>19,629,574 <text:s/></text:p>
          </table:table-cell>
          <table:table-cell table:style-name="ce28" office:value-type="float" office:value="8565806.6" calcext:value-type="float">
            <text:p><text:s/>8,565,807 <text:s/></text:p>
          </table:table-cell>
          <table:table-cell table:style-name="ce28" office:value-type="float" office:value="272105.777777778" calcext:value-type="float">
            <text:p><text:s/>272,106 <text:s/></text:p>
          </table:table-cell>
          <table:table-cell table:style-name="ce28" office:value-type="float" office:value="4698.611111111" calcext:value-type="float">
            <text:p><text:s/>4,699 <text:s/></text:p>
          </table:table-cell>
          <table:table-cell table:style-name="ce28" office:value-type="float" office:value="5280015.06666667" calcext:value-type="float">
            <text:p><text:s/>5,280,015 <text:s/></text:p>
          </table:table-cell>
          <table:table-cell table:style-name="ce28" office:value-type="float" office:value="4754135.05728" calcext:value-type="float">
            <text:p><text:s/>4,754,135 <text:s/></text:p>
          </table:table-cell>
          <table:table-cell table:style-name="ce28" office:value-type="float" office:value="550347.733333332" calcext:value-type="float">
            <text:p><text:s/>550,348 <text:s/></text:p>
          </table:table-cell>
          <table:table-cell table:style-name="ce31" office:value-type="float" office:value="6590562.41804445" calcext:value-type="float">
            <text:p><text:s/>6,590,56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3"/>
          <table:table-cell table:style-name="ce19"/>
          <table:table-cell table:style-name="ce24" office:value-type="float" office:value="50308916.1486748" calcext:value-type="float">
            <text:p><text:s/>50,308,916 <text:s/></text:p>
          </table:table-cell>
          <table:table-cell table:style-name="ce28" office:value-type="float" office:value="2998347.77742298" calcext:value-type="float">
            <text:p><text:s/>2,998,348 <text:s/></text:p>
          </table:table-cell>
          <table:table-cell table:style-name="ce28" office:value-type="float" office:value="20636934.0666667" calcext:value-type="float">
            <text:p><text:s/>20,636,934 <text:s/></text:p>
          </table:table-cell>
          <table:table-cell table:style-name="ce28" office:value-type="float" office:value="8801403.86666667" calcext:value-type="float">
            <text:p><text:s/>8,801,404 <text:s/></text:p>
          </table:table-cell>
          <table:table-cell table:style-name="ce28" office:value-type="float" office:value="298747.555555555" calcext:value-type="float">
            <text:p><text:s/>298,748 <text:s/></text:p>
          </table:table-cell>
          <table:table-cell table:style-name="ce28" office:value-type="float" office:value="5098.111111111" calcext:value-type="float">
            <text:p><text:s/>5,098 <text:s/></text:p>
          </table:table-cell>
          <table:table-cell table:style-name="ce28" office:value-type="float" office:value="5416465.6" calcext:value-type="float">
            <text:p><text:s/>5,416,466 <text:s/></text:p>
          </table:table-cell>
          <table:table-cell table:style-name="ce28" office:value-type="float" office:value="5138145.80309333" calcext:value-type="float">
            <text:p><text:s/>5,138,146 <text:s/></text:p>
          </table:table-cell>
          <table:table-cell table:style-name="ce28" office:value-type="float" office:value="626013.866666667" calcext:value-type="float">
            <text:p><text:s/>626,014 <text:s/></text:p>
          </table:table-cell>
          <table:table-cell table:style-name="ce31" office:value-type="float" office:value="6387759.50149183" calcext:value-type="float">
            <text:p><text:s/>6,387,76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3"/>
          <table:table-cell table:style-name="ce19"/>
          <table:table-cell table:style-name="ce24" office:value-type="float" office:value="50186181.1381033" calcext:value-type="float">
            <text:p><text:s/>50,186,181 <text:s/></text:p>
          </table:table-cell>
          <table:table-cell table:style-name="ce28" office:value-type="float" office:value="3730295.08462734" calcext:value-type="float">
            <text:p><text:s/>3,730,295 <text:s/></text:p>
          </table:table-cell>
          <table:table-cell table:style-name="ce28" office:value-type="float" office:value="19584306.7333333" calcext:value-type="float">
            <text:p><text:s/>19,584,307 <text:s/></text:p>
          </table:table-cell>
          <table:table-cell table:style-name="ce28" office:value-type="float" office:value="9093791.2" calcext:value-type="float">
            <text:p><text:s/>9,093,791 <text:s/></text:p>
          </table:table-cell>
          <table:table-cell table:style-name="ce28" office:value-type="float" office:value="257473.777777777" calcext:value-type="float">
            <text:p><text:s/>257,474 <text:s/></text:p>
          </table:table-cell>
          <table:table-cell table:style-name="ce28" office:value-type="float" office:value="6287.166666664" calcext:value-type="float">
            <text:p><text:s/>6,287 <text:s/></text:p>
          </table:table-cell>
          <table:table-cell table:style-name="ce28" office:value-type="float" office:value="5440263.73333333" calcext:value-type="float">
            <text:p><text:s/>5,440,264 <text:s/></text:p>
          </table:table-cell>
          <table:table-cell table:style-name="ce28" office:value-type="float" office:value="4862553.91498667" calcext:value-type="float">
            <text:p><text:s/>4,862,554 <text:s/></text:p>
          </table:table-cell>
          <table:table-cell table:style-name="ce28" office:value-type="float" office:value="626100.266666666" calcext:value-type="float">
            <text:p><text:s/>626,100 <text:s/></text:p>
          </table:table-cell>
          <table:table-cell table:style-name="ce31" office:value-type="float" office:value="6585109.26071152" calcext:value-type="float">
            <text:p><text:s/>6,585,10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3"/>
          <table:table-cell table:style-name="ce19"/>
          <table:table-cell table:style-name="ce24" office:value-type="float" office:value="49431777.3595336" calcext:value-type="float">
            <text:p><text:s/>49,431,777 <text:s/></text:p>
          </table:table-cell>
          <table:table-cell table:style-name="ce28" office:value-type="float" office:value="2999157.71648214" calcext:value-type="float">
            <text:p><text:s/>2,999,158 <text:s/></text:p>
          </table:table-cell>
          <table:table-cell table:style-name="ce28" office:value-type="float" office:value="20079111.8666667" calcext:value-type="float">
            <text:p><text:s/>20,079,112 <text:s/></text:p>
          </table:table-cell>
          <table:table-cell table:style-name="ce28" office:value-type="float" office:value="8916376.73333334" calcext:value-type="float">
            <text:p><text:s/>8,916,377 <text:s/></text:p>
          </table:table-cell>
          <table:table-cell table:style-name="ce28" office:value-type="float" office:value="289375.999999999" calcext:value-type="float">
            <text:p><text:s/>289,376 <text:s/></text:p>
          </table:table-cell>
          <table:table-cell table:style-name="ce28" office:value-type="float" office:value="3906.222222222" calcext:value-type="float">
            <text:p><text:s/>3,906 <text:s/></text:p>
          </table:table-cell>
          <table:table-cell table:style-name="ce28" office:value-type="float" office:value="5436556.53333333" calcext:value-type="float">
            <text:p><text:s/>5,436,557 <text:s/></text:p>
          </table:table-cell>
          <table:table-cell table:style-name="ce28" office:value-type="float" office:value="4994205.6544" calcext:value-type="float">
            <text:p><text:s/>4,994,206 <text:s/></text:p>
          </table:table-cell>
          <table:table-cell table:style-name="ce28" office:value-type="float" office:value="561894.4" calcext:value-type="float">
            <text:p><text:s/>561,894 <text:s/></text:p>
          </table:table-cell>
          <table:table-cell table:style-name="ce31" office:value-type="float" office:value="6151192.23309595" calcext:value-type="float">
            <text:p><text:s/>6,151,19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3"/>
          <table:table-cell table:style-name="ce19"/>
          <table:table-cell table:style-name="ce24" office:value-type="float" office:value="49347370.0719095" calcext:value-type="float">
            <text:p><text:s/>49,347,370 <text:s/></text:p>
          </table:table-cell>
          <table:table-cell table:style-name="ce28" office:value-type="float" office:value="3575276.13926828" calcext:value-type="float">
            <text:p><text:s/>3,575,276 <text:s/></text:p>
          </table:table-cell>
          <table:table-cell table:style-name="ce28" office:value-type="float" office:value="20268631.0424" calcext:value-type="float">
            <text:p><text:s/>20,268,631 <text:s/></text:p>
          </table:table-cell>
          <table:table-cell table:style-name="ce28" office:value-type="float" office:value="8676051.01653333" calcext:value-type="float">
            <text:p><text:s/>8,676,051 <text:s/></text:p>
          </table:table-cell>
          <table:table-cell table:style-name="ce28" office:value-type="float" office:value="273330.219555555" calcext:value-type="float">
            <text:p><text:s/>273,330 <text:s/></text:p>
          </table:table-cell>
          <table:table-cell table:style-name="ce28" office:value-type="float" office:value="4456.926833331" calcext:value-type="float">
            <text:p><text:s/>4,457 <text:s/></text:p>
          </table:table-cell>
          <table:table-cell table:style-name="ce28" office:value-type="float" office:value="5395743.2116" calcext:value-type="float">
            <text:p><text:s/>5,395,743 <text:s/></text:p>
          </table:table-cell>
          <table:table-cell table:style-name="ce28" office:value-type="float" office:value="3660125.6672" calcext:value-type="float">
            <text:p><text:s/>3,660,126 <text:s/></text:p>
          </table:table-cell>
          <table:table-cell table:style-name="ce28" office:value-type="float" office:value="588078.596266666" calcext:value-type="float">
            <text:p><text:s/>588,079 <text:s/></text:p>
          </table:table-cell>
          <table:table-cell table:style-name="ce31" office:value-type="float" office:value="6905677.25225238" calcext:value-type="float">
            <text:p><text:s/>6,905,67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3"/>
          <table:table-cell table:style-name="ce19"/>
          <table:table-cell table:style-name="ce24" office:value-type="float" office:value="46235864.0713025" calcext:value-type="float">
            <text:p><text:s/>46,235,864 <text:s/></text:p>
          </table:table-cell>
          <table:table-cell table:style-name="ce28" office:value-type="float" office:value="3675543.32779927" calcext:value-type="float">
            <text:p><text:s/>3,675,543 <text:s/></text:p>
          </table:table-cell>
          <table:table-cell table:style-name="ce28" office:value-type="float" office:value="18186547.5081333" calcext:value-type="float">
            <text:p><text:s/>18,186,548 <text:s/></text:p>
          </table:table-cell>
          <table:table-cell table:style-name="ce28" office:value-type="float" office:value="8692984.8148" calcext:value-type="float">
            <text:p><text:s/>8,692,985 <text:s/></text:p>
          </table:table-cell>
          <table:table-cell table:style-name="ce28" office:value-type="float" office:value="294049.888000001" calcext:value-type="float">
            <text:p><text:s/>294,050 <text:s/></text:p>
          </table:table-cell>
          <table:table-cell table:style-name="ce28" office:value-type="float" office:value="2587.302722222" calcext:value-type="float">
            <text:p><text:s/>2,587 <text:s/></text:p>
          </table:table-cell>
          <table:table-cell table:style-name="ce28" office:value-type="float" office:value="5494684.7816" calcext:value-type="float">
            <text:p><text:s/>5,494,685 <text:s/></text:p>
          </table:table-cell>
          <table:table-cell table:style-name="ce28" office:value-type="float" office:value="2702677.52" calcext:value-type="float">
            <text:p><text:s/>2,702,678 <text:s/></text:p>
          </table:table-cell>
          <table:table-cell table:style-name="ce28" office:value-type="float" office:value="584165.384533334" calcext:value-type="float">
            <text:p><text:s/>584,165 <text:s/></text:p>
          </table:table-cell>
          <table:table-cell table:style-name="ce31" office:value-type="float" office:value="6602623.54371435" calcext:value-type="float">
            <text:p><text:s/>6,602,62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28" table:number-columns-repeated="8"/>
          <table:table-cell table:style-name="ce31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3894760.6488853" calcext:value-type="float">
            <text:p><text:s/>3,894,761 <text:s/></text:p>
          </table:table-cell>
          <table:table-cell table:style-name="ce28" office:value-type="float" office:value="361156.181765936" calcext:value-type="float">
            <text:p><text:s/>361,156 <text:s/></text:p>
          </table:table-cell>
          <table:table-cell table:style-name="ce28" office:value-type="float" office:value="1556710.87086667" calcext:value-type="float">
            <text:p><text:s/>1,556,711 <text:s/></text:p>
          </table:table-cell>
          <table:table-cell table:style-name="ce28" office:value-type="float" office:value="704122.6712" calcext:value-type="float">
            <text:p><text:s/>704,123 <text:s/></text:p>
          </table:table-cell>
          <table:table-cell table:style-name="ce28" office:value-type="float" office:value="15176.976888889" calcext:value-type="float">
            <text:p><text:s/>15,177 <text:s/></text:p>
          </table:table-cell>
          <table:table-cell table:style-name="ce28" office:value-type="float" office:value="580.981611111" calcext:value-type="float">
            <text:p><text:s/>581 <text:s/></text:p>
          </table:table-cell>
          <table:table-cell table:style-name="ce28" office:value-type="float" office:value="377560.104133333" calcext:value-type="float">
            <text:p><text:s/>377,560 <text:s/></text:p>
          </table:table-cell>
          <table:table-cell table:style-name="ce28" office:value-type="float" office:value="177131.975466667" calcext:value-type="float">
            <text:p><text:s/>177,132 <text:s/></text:p>
          </table:table-cell>
          <table:table-cell table:style-name="ce28" office:value-type="float" office:value="63447.221333333" calcext:value-type="float">
            <text:p><text:s/>63,447 <text:s/></text:p>
          </table:table-cell>
          <table:table-cell table:style-name="ce31" office:value-type="float" office:value="638873.665619367" calcext:value-type="float">
            <text:p><text:s/>638,87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3547669.07428551" calcext:value-type="float">
            <text:p><text:s/>3,547,669 <text:s/></text:p>
          </table:table-cell>
          <table:table-cell table:style-name="ce28" office:value-type="float" office:value="298343.165288535" calcext:value-type="float">
            <text:p><text:s/>298,343 <text:s/></text:p>
          </table:table-cell>
          <table:table-cell table:style-name="ce28" office:value-type="float" office:value="1446287.23806667" calcext:value-type="float">
            <text:p><text:s/>1,446,287 <text:s/></text:p>
          </table:table-cell>
          <table:table-cell table:style-name="ce28" office:value-type="float" office:value="665008.4948" calcext:value-type="float">
            <text:p><text:s/>665,008 <text:s/></text:p>
          </table:table-cell>
          <table:table-cell table:style-name="ce28" office:value-type="float" office:value="19156.924444444" calcext:value-type="float">
            <text:p><text:s/>19,157 <text:s/></text:p>
          </table:table-cell>
          <table:table-cell table:style-name="ce28" office:value-type="float" office:value="774.918555556" calcext:value-type="float">
            <text:p><text:s/>775 <text:s/></text:p>
          </table:table-cell>
          <table:table-cell table:style-name="ce28" office:value-type="float" office:value="425445.684533333" calcext:value-type="float">
            <text:p><text:s/>425,446 <text:s/></text:p>
          </table:table-cell>
          <table:table-cell table:style-name="ce28" office:value-type="float" office:value="162903.211733333" calcext:value-type="float">
            <text:p><text:s/>162,903 <text:s/></text:p>
          </table:table-cell>
          <table:table-cell table:style-name="ce28" office:value-type="float" office:value="25527.672533333" calcext:value-type="float">
            <text:p><text:s/>25,528 <text:s/></text:p>
          </table:table-cell>
          <table:table-cell table:style-name="ce31" office:value-type="float" office:value="504221.764330306" calcext:value-type="float">
            <text:p><text:s/>504,22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3502095.36969231" calcext:value-type="float">
            <text:p><text:s/>3,502,095 <text:s/></text:p>
          </table:table-cell>
          <table:table-cell table:style-name="ce28" office:value-type="float" office:value="298558.280198837" calcext:value-type="float">
            <text:p><text:s/>298,558 <text:s/></text:p>
          </table:table-cell>
          <table:table-cell table:style-name="ce28" office:value-type="float" office:value="1434570.61626667" calcext:value-type="float">
            <text:p><text:s/>1,434,571 <text:s/></text:p>
          </table:table-cell>
          <table:table-cell table:style-name="ce28" office:value-type="float" office:value="684556.229066666" calcext:value-type="float">
            <text:p><text:s/>684,556 <text:s/></text:p>
          </table:table-cell>
          <table:table-cell table:style-name="ce28" office:value-type="float" office:value="27106.764444444" calcext:value-type="float">
            <text:p><text:s/>27,107 <text:s/></text:p>
          </table:table-cell>
          <table:table-cell table:style-name="ce28" office:value-type="float" office:value="245.336444445" calcext:value-type="float">
            <text:p><text:s/>245 <text:s/></text:p>
          </table:table-cell>
          <table:table-cell table:style-name="ce28" office:value-type="float" office:value="436094.9656" calcext:value-type="float">
            <text:p><text:s/>436,095 <text:s/></text:p>
          </table:table-cell>
          <table:table-cell table:style-name="ce28" office:value-type="float" office:value="164779.404800001" calcext:value-type="float">
            <text:p><text:s/>164,779 <text:s/></text:p>
          </table:table-cell>
          <table:table-cell table:style-name="ce28" office:value-type="float" office:value="40016.328533333" calcext:value-type="float">
            <text:p><text:s/>40,016 <text:s/></text:p>
          </table:table-cell>
          <table:table-cell table:style-name="ce31" office:value-type="float" office:value="416167.444337915" calcext:value-type="float">
            <text:p><text:s/>416,16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3638562.13170024" calcext:value-type="float">
            <text:p><text:s/>3,638,562 <text:s/></text:p>
          </table:table-cell>
          <table:table-cell table:style-name="ce28" office:value-type="float" office:value="301288.905366068" calcext:value-type="float">
            <text:p><text:s/>301,289 <text:s/></text:p>
          </table:table-cell>
          <table:table-cell table:style-name="ce28" office:value-type="float" office:value="1443724.93026667" calcext:value-type="float">
            <text:p><text:s/>1,443,725 <text:s/></text:p>
          </table:table-cell>
          <table:table-cell table:style-name="ce28" office:value-type="float" office:value="677686.171066667" calcext:value-type="float">
            <text:p><text:s/>677,686 <text:s/></text:p>
          </table:table-cell>
          <table:table-cell table:style-name="ce28" office:value-type="float" office:value="24957.315555556" calcext:value-type="float">
            <text:p><text:s/>24,957 <text:s/></text:p>
          </table:table-cell>
          <table:table-cell table:style-name="ce28" office:value-type="float" office:value="682.349777778" calcext:value-type="float">
            <text:p><text:s/>682 <text:s/></text:p>
          </table:table-cell>
          <table:table-cell table:style-name="ce28" office:value-type="float" office:value="452418.449466667" calcext:value-type="float">
            <text:p><text:s/>452,418 <text:s/></text:p>
          </table:table-cell>
          <table:table-cell table:style-name="ce28" office:value-type="float" office:value="140262.88" calcext:value-type="float">
            <text:p><text:s/>140,263 <text:s/></text:p>
          </table:table-cell>
          <table:table-cell table:style-name="ce28" office:value-type="float" office:value="63214.512" calcext:value-type="float">
            <text:p><text:s/>63,215 <text:s/></text:p>
          </table:table-cell>
          <table:table-cell table:style-name="ce31" office:value-type="float" office:value="534326.618200835" calcext:value-type="float">
            <text:p><text:s/>534,32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3901954.5201049" calcext:value-type="float">
            <text:p><text:s/>3,901,955 <text:s/></text:p>
          </table:table-cell>
          <table:table-cell table:style-name="ce28" office:value-type="float" office:value="233212.112522185" calcext:value-type="float">
            <text:p><text:s/>233,212 <text:s/></text:p>
          </table:table-cell>
          <table:table-cell table:style-name="ce28" office:value-type="float" office:value="1659771.28893333" calcext:value-type="float">
            <text:p><text:s/>1,659,771 <text:s/></text:p>
          </table:table-cell>
          <table:table-cell table:style-name="ce28" office:value-type="float" office:value="841068.5036" calcext:value-type="float">
            <text:p><text:s/>841,069 <text:s/></text:p>
          </table:table-cell>
          <table:table-cell table:style-name="ce28" office:value-type="float" office:value="17008.805333333" calcext:value-type="float">
            <text:p><text:s/>17,009 <text:s/></text:p>
          </table:table-cell>
          <table:table-cell table:style-name="ce28" office:value-type="float" office:value="627.8865" calcext:value-type="float">
            <text:p><text:s/>628 <text:s/></text:p>
          </table:table-cell>
          <table:table-cell table:style-name="ce28" office:value-type="float" office:value="497606.7684" calcext:value-type="float">
            <text:p><text:s/>497,607 <text:s/></text:p>
          </table:table-cell>
          <table:table-cell table:style-name="ce28" office:value-type="float" office:value="126555.393066666" calcext:value-type="float">
            <text:p><text:s/>126,555 <text:s/></text:p>
          </table:table-cell>
          <table:table-cell table:style-name="ce28" office:value-type="float" office:value="22600.909866667" calcext:value-type="float">
            <text:p><text:s/>22,601 <text:s/></text:p>
          </table:table-cell>
          <table:table-cell table:style-name="ce31" office:value-type="float" office:value="503502.851882714" calcext:value-type="float">
            <text:p><text:s/>503,50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3765464.84755367" calcext:value-type="float">
            <text:p><text:s/>3,765,465 <text:s/></text:p>
          </table:table-cell>
          <table:table-cell table:style-name="ce28" office:value-type="float" office:value="258727.31466076" calcext:value-type="float">
            <text:p><text:s/>258,727 <text:s/></text:p>
          </table:table-cell>
          <table:table-cell table:style-name="ce28" office:value-type="float" office:value="1532134.656" calcext:value-type="float">
            <text:p><text:s/>1,532,135 <text:s/></text:p>
          </table:table-cell>
          <table:table-cell table:style-name="ce28" office:value-type="float" office:value="728956.765333333" calcext:value-type="float">
            <text:p><text:s/>728,957 <text:s/></text:p>
          </table:table-cell>
          <table:table-cell table:style-name="ce28" office:value-type="float" office:value="16914.215111111" calcext:value-type="float">
            <text:p><text:s/>16,914 <text:s/></text:p>
          </table:table-cell>
          <table:table-cell table:style-name="ce28" office:value-type="float" office:value="268.470611111" calcext:value-type="float">
            <text:p><text:s/>268 <text:s/></text:p>
          </table:table-cell>
          <table:table-cell table:style-name="ce28" office:value-type="float" office:value="449975.61" calcext:value-type="float">
            <text:p><text:s/>449,976 <text:s/></text:p>
          </table:table-cell>
          <table:table-cell table:style-name="ce28" office:value-type="float" office:value="146186.455466666" calcext:value-type="float">
            <text:p><text:s/>146,186 <text:s/></text:p>
          </table:table-cell>
          <table:table-cell table:style-name="ce28" office:value-type="float" office:value="71194.1952" calcext:value-type="float">
            <text:p><text:s/>71,194 <text:s/></text:p>
          </table:table-cell>
          <table:table-cell table:style-name="ce31" office:value-type="float" office:value="561107.165170689" calcext:value-type="float">
            <text:p><text:s/>561,10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3977700.76109756" calcext:value-type="float">
            <text:p><text:s/>3,977,701 <text:s/></text:p>
          </table:table-cell>
          <table:table-cell table:style-name="ce28" office:value-type="float" office:value="262700.160071403" calcext:value-type="float">
            <text:p><text:s/>262,700 <text:s/></text:p>
          </table:table-cell>
          <table:table-cell table:style-name="ce28" office:value-type="float" office:value="1610888.31366667" calcext:value-type="float">
            <text:p><text:s/>1,610,888 <text:s/></text:p>
          </table:table-cell>
          <table:table-cell table:style-name="ce28" office:value-type="float" office:value="750357.188533333" calcext:value-type="float">
            <text:p><text:s/>750,357 <text:s/></text:p>
          </table:table-cell>
          <table:table-cell table:style-name="ce28" office:value-type="float" office:value="30235.751111111" calcext:value-type="float">
            <text:p><text:s/>30,236 <text:s/></text:p>
          </table:table-cell>
          <table:table-cell table:style-name="ce28" office:value-type="float" office:value="195.759722222" calcext:value-type="float">
            <text:p><text:s/>196 <text:s/></text:p>
          </table:table-cell>
          <table:table-cell table:style-name="ce28" office:value-type="float" office:value="493062.393599999" calcext:value-type="float">
            <text:p><text:s/>493,062 <text:s/></text:p>
          </table:table-cell>
          <table:table-cell table:style-name="ce28" office:value-type="float" office:value="188378.3392" calcext:value-type="float">
            <text:p><text:s/>188,378 <text:s/></text:p>
          </table:table-cell>
          <table:table-cell table:style-name="ce28" office:value-type="float" office:value="36823.5456" calcext:value-type="float">
            <text:p><text:s/>36,824 <text:s/></text:p>
          </table:table-cell>
          <table:table-cell table:style-name="ce31" office:value-type="float" office:value="605059.309592827" calcext:value-type="float">
            <text:p><text:s/>605,0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3612290.6049648" calcext:value-type="float">
            <text:p><text:s/>3,612,291 <text:s/></text:p>
          </table:table-cell>
          <table:table-cell table:style-name="ce28" office:value-type="float" office:value="247902.855954847" calcext:value-type="float">
            <text:p><text:s/>247,903 <text:s/></text:p>
          </table:table-cell>
          <table:table-cell table:style-name="ce28" office:value-type="float" office:value="1348900.3502" calcext:value-type="float">
            <text:p><text:s/>1,348,900 <text:s/></text:p>
          </table:table-cell>
          <table:table-cell table:style-name="ce28" office:value-type="float" office:value="786455.429933333" calcext:value-type="float">
            <text:p><text:s/>786,455 <text:s/></text:p>
          </table:table-cell>
          <table:table-cell table:style-name="ce28" office:value-type="float" office:value="24271.620444444" calcext:value-type="float">
            <text:p><text:s/>24,272 <text:s/></text:p>
          </table:table-cell>
          <table:table-cell table:style-name="ce28" office:value-type="float" office:value="114.138" calcext:value-type="float">
            <text:p><text:s/>114 <text:s/></text:p>
          </table:table-cell>
          <table:table-cell table:style-name="ce28" office:value-type="float" office:value="468305.453466666" calcext:value-type="float">
            <text:p><text:s/>468,305 <text:s/></text:p>
          </table:table-cell>
          <table:table-cell table:style-name="ce28" office:value-type="float" office:value="175687.252266667" calcext:value-type="float">
            <text:p><text:s/>175,687 <text:s/></text:p>
          </table:table-cell>
          <table:table-cell table:style-name="ce28" office:value-type="float" office:value="41732.551466667" calcext:value-type="float">
            <text:p><text:s/>41,733 <text:s/></text:p>
          </table:table-cell>
          <table:table-cell table:style-name="ce31" office:value-type="float" office:value="518920.953232174" calcext:value-type="float">
            <text:p><text:s/>518,92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3510603.12774961" calcext:value-type="float">
            <text:p><text:s/>3,510,603 <text:s/></text:p>
          </table:table-cell>
          <table:table-cell table:style-name="ce28" office:value-type="float" office:value="257161.902232936" calcext:value-type="float">
            <text:p><text:s/>257,162 <text:s/></text:p>
          </table:table-cell>
          <table:table-cell table:style-name="ce28" office:value-type="float" office:value="1261909.72786667" calcext:value-type="float">
            <text:p><text:s/>1,261,910 <text:s/></text:p>
          </table:table-cell>
          <table:table-cell table:style-name="ce28" office:value-type="float" office:value="726014.3982" calcext:value-type="float">
            <text:p><text:s/>726,014 <text:s/></text:p>
          </table:table-cell>
          <table:table-cell table:style-name="ce28" office:value-type="float" office:value="26401.647111111" calcext:value-type="float">
            <text:p><text:s/>26,402 <text:s/></text:p>
          </table:table-cell>
          <table:table-cell table:style-name="ce28" office:value-type="float" office:value="162.214944444" calcext:value-type="float">
            <text:p><text:s/>162 <text:s/></text:p>
          </table:table-cell>
          <table:table-cell table:style-name="ce28" office:value-type="float" office:value="460335.8816" calcext:value-type="float">
            <text:p><text:s/>460,336 <text:s/></text:p>
          </table:table-cell>
          <table:table-cell table:style-name="ce28" office:value-type="float" office:value="192499.362133333" calcext:value-type="float">
            <text:p><text:s/>192,499 <text:s/></text:p>
          </table:table-cell>
          <table:table-cell table:style-name="ce28" office:value-type="float" office:value="45884.622933333" calcext:value-type="float">
            <text:p><text:s/>45,885 <text:s/></text:p>
          </table:table-cell>
          <table:table-cell table:style-name="ce31" office:value-type="float" office:value="540233.37072778" calcext:value-type="float">
            <text:p><text:s/>540,23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3962682.74792186" calcext:value-type="float">
            <text:p><text:s/>3,962,683 <text:s/></text:p>
          </table:table-cell>
          <table:table-cell table:style-name="ce28" office:value-type="float" office:value="164937.992617192" calcext:value-type="float">
            <text:p><text:s/>164,938 <text:s/></text:p>
          </table:table-cell>
          <table:table-cell table:style-name="ce28" office:value-type="float" office:value="1837158.15833333" calcext:value-type="float">
            <text:p><text:s/>1,837,158 <text:s/></text:p>
          </table:table-cell>
          <table:table-cell table:style-name="ce28" office:value-type="float" office:value="725203.334266666" calcext:value-type="float">
            <text:p><text:s/>725,203 <text:s/></text:p>
          </table:table-cell>
          <table:table-cell table:style-name="ce28" office:value-type="float" office:value="25706.463111111" calcext:value-type="float">
            <text:p><text:s/>25,706 <text:s/></text:p>
          </table:table-cell>
          <table:table-cell table:style-name="ce28" office:value-type="float" office:value="176.310777778" calcext:value-type="float">
            <text:p><text:s/>176 <text:s/></text:p>
          </table:table-cell>
          <table:table-cell table:style-name="ce28" office:value-type="float" office:value="449062.560799999" calcext:value-type="float">
            <text:p><text:s/>449,063 <text:s/></text:p>
          </table:table-cell>
          <table:table-cell table:style-name="ce28" office:value-type="float" office:value="164435.445333334" calcext:value-type="float">
            <text:p><text:s/>164,435 <text:s/></text:p>
          </table:table-cell>
          <table:table-cell table:style-name="ce28" office:value-type="float" office:value="52116.180266667" calcext:value-type="float">
            <text:p><text:s/>52,116 <text:s/></text:p>
          </table:table-cell>
          <table:table-cell table:style-name="ce31" office:value-type="float" office:value="543886.302415782" calcext:value-type="float">
            <text:p><text:s/>543,886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4146916.59161956" calcext:value-type="float">
            <text:p><text:s/>4,146,917 <text:s/></text:p>
          </table:table-cell>
          <table:table-cell table:style-name="ce28" office:value-type="float" office:value="145765.042914226" calcext:value-type="float">
            <text:p><text:s/>145,765 <text:s/></text:p>
          </table:table-cell>
          <table:table-cell table:style-name="ce28" office:value-type="float" office:value="1894361.22113333" calcext:value-type="float">
            <text:p><text:s/>1,894,361 <text:s/></text:p>
          </table:table-cell>
          <table:table-cell table:style-name="ce28" office:value-type="float" office:value="778858.307933333" calcext:value-type="float">
            <text:p><text:s/>778,858 <text:s/></text:p>
          </table:table-cell>
          <table:table-cell table:style-name="ce28" office:value-type="float" office:value="23162.137777778" calcext:value-type="float">
            <text:p><text:s/>23,162 <text:s/></text:p>
          </table:table-cell>
          <table:table-cell table:style-name="ce28" office:value-type="float" office:value="242.135722222" calcext:value-type="float">
            <text:p><text:s/>242 <text:s/></text:p>
          </table:table-cell>
          <table:table-cell table:style-name="ce28" office:value-type="float" office:value="505596.1232" calcext:value-type="float">
            <text:p><text:s/>505,596 <text:s/></text:p>
          </table:table-cell>
          <table:table-cell table:style-name="ce28" office:value-type="float" office:value="171791.688533334" calcext:value-type="float">
            <text:p><text:s/>171,792 <text:s/></text:p>
          </table:table-cell>
          <table:table-cell table:style-name="ce28" office:value-type="float" office:value="54756.020266667" calcext:value-type="float">
            <text:p><text:s/>54,756 <text:s/></text:p>
          </table:table-cell>
          <table:table-cell table:style-name="ce31" office:value-type="float" office:value="572383.914138668" calcext:value-type="float">
            <text:p><text:s/>572,38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4" office:value-type="float" office:value="41460700.4255753" calcext:value-type="float">
            <text:p><text:s/>41,460,700 <text:s/></text:p>
          </table:table-cell>
          <table:table-cell table:style-name="ce28" office:value-type="float" office:value="2829753.91359292" calcext:value-type="float">
            <text:p><text:s/>2,829,754 <text:s/></text:p>
          </table:table-cell>
          <table:table-cell table:style-name="ce28" office:value-type="float" office:value="17026417.3716" calcext:value-type="float">
            <text:p><text:s/>17,026,417 <text:s/></text:p>
          </table:table-cell>
          <table:table-cell table:style-name="ce28" office:value-type="float" office:value="8068287.49393333" calcext:value-type="float">
            <text:p><text:s/>8,068,287 <text:s/></text:p>
          </table:table-cell>
          <table:table-cell table:style-name="ce28" office:value-type="float" office:value="250098.621333332" calcext:value-type="float">
            <text:p><text:s/>250,099 <text:s/></text:p>
          </table:table-cell>
          <table:table-cell table:style-name="ce28" office:value-type="float" office:value="4070.502666667" calcext:value-type="float">
            <text:p><text:s/>4,071 <text:s/></text:p>
          </table:table-cell>
          <table:table-cell table:style-name="ce28" office:value-type="float" office:value="5015463.9948" calcext:value-type="float">
            <text:p><text:s/>5,015,464 <text:s/></text:p>
          </table:table-cell>
          <table:table-cell table:style-name="ce28" office:value-type="float" office:value="1810611.408" calcext:value-type="float">
            <text:p><text:s/>1,810,611 <text:s/></text:p>
          </table:table-cell>
          <table:table-cell table:style-name="ce28" office:value-type="float" office:value="517313.76" calcext:value-type="float">
            <text:p><text:s/>517,314 <text:s/></text:p>
          </table:table-cell>
          <table:table-cell table:style-name="ce31" office:value-type="float" office:value="5938683.35964906" calcext:value-type="float">
            <text:p><text:s/>5,938,68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2月</text:p>
          </table:table-cell>
          <table:table-cell table:style-name="ce19"/>
          <table:table-cell table:style-name="ce24" office:value-type="float" office:value="4129551.36173187" calcext:value-type="float">
            <text:p><text:s/>4,129,551 <text:s/></text:p>
          </table:table-cell>
          <table:table-cell table:style-name="ce28" office:value-type="float" office:value="165258.780290471" calcext:value-type="float">
            <text:p><text:s/>165,259 <text:s/></text:p>
          </table:table-cell>
          <table:table-cell table:style-name="ce28" office:value-type="float" office:value="1925698.11633333" calcext:value-type="float">
            <text:p><text:s/>1,925,698 <text:s/></text:p>
          </table:table-cell>
          <table:table-cell table:style-name="ce28" office:value-type="float" office:value="746162.1388" calcext:value-type="float">
            <text:p><text:s/>746,162 <text:s/></text:p>
          </table:table-cell>
          <table:table-cell table:style-name="ce28" office:value-type="float" office:value="22178.075555556" calcext:value-type="float">
            <text:p><text:s/>22,178 <text:s/></text:p>
          </table:table-cell>
          <table:table-cell table:style-name="ce28" office:value-type="float" office:value="1017.920333334" calcext:value-type="float">
            <text:p><text:s/>1,018 <text:s/></text:p>
          </table:table-cell>
          <table:table-cell table:style-name="ce28" office:value-type="float" office:value="490176.33" calcext:value-type="float">
            <text:p><text:s/>490,176 <text:s/></text:p>
          </table:table-cell>
          <table:table-cell table:style-name="ce28" office:value-type="float" office:value="225403.8368" calcext:value-type="float">
            <text:p><text:s/>225,404 <text:s/></text:p>
          </table:table-cell>
          <table:table-cell table:style-name="ce28" office:value-type="float" office:value="46148.469333333" calcext:value-type="float">
            <text:p><text:s/>46,148 <text:s/></text:p>
          </table:table-cell>
          <table:table-cell table:style-name="ce31" office:value-type="float" office:value="507507.694285838" calcext:value-type="float">
            <text:p><text:s/>507,50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 - 12月</text:p>
          </table:table-cell>
          <table:table-cell table:style-name="ce19"/>
          <table:table-cell table:style-name="ce24" office:value-type="float" office:value="45590251.7873072" calcext:value-type="float">
            <text:p><text:s/>45,590,252 <text:s/></text:p>
          </table:table-cell>
          <table:table-cell table:style-name="ce28" office:value-type="float" office:value="2995012.6938834" calcext:value-type="float">
            <text:p><text:s/>2,995,013 <text:s/></text:p>
          </table:table-cell>
          <table:table-cell table:style-name="ce28" office:value-type="float" office:value="18952115.4879333" calcext:value-type="float">
            <text:p><text:s/>18,952,115 <text:s/></text:p>
          </table:table-cell>
          <table:table-cell table:style-name="ce28" office:value-type="float" office:value="8814449.63273333" calcext:value-type="float">
            <text:p><text:s/>8,814,450 <text:s/></text:p>
          </table:table-cell>
          <table:table-cell table:style-name="ce28" office:value-type="float" office:value="272276.696888888" calcext:value-type="float">
            <text:p><text:s/>272,277 <text:s/></text:p>
          </table:table-cell>
          <table:table-cell table:style-name="ce28" office:value-type="float" office:value="5088.423000001" calcext:value-type="float">
            <text:p><text:s/>5,088 <text:s/></text:p>
          </table:table-cell>
          <table:table-cell table:style-name="ce28" office:value-type="float" office:value="5505640.3248" calcext:value-type="float">
            <text:p><text:s/>5,505,640 <text:s/></text:p>
          </table:table-cell>
          <table:table-cell table:style-name="ce28" office:value-type="float" office:value="2036015.2448" calcext:value-type="float">
            <text:p><text:s/>2,036,015 <text:s/></text:p>
          </table:table-cell>
          <table:table-cell table:style-name="ce28" office:value-type="float" office:value="563462.229333333" calcext:value-type="float">
            <text:p><text:s/>563,462 <text:s/></text:p>
          </table:table-cell>
          <table:table-cell table:style-name="ce31" office:value-type="float" office:value="6446191.0539349" calcext:value-type="float">
            <text:p><text:s/>6,446,19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28" table:number-columns-repeated="8"/>
          <table:table-cell table:style-name="ce31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4178822.63564106" calcext:value-type="float">
            <text:p><text:s/>4,178,823 <text:s/></text:p>
          </table:table-cell>
          <table:table-cell table:style-name="ce28" office:value-type="float" office:value="154910.329012883" calcext:value-type="float">
            <text:p><text:s/>154,910 <text:s/></text:p>
          </table:table-cell>
          <table:table-cell table:style-name="ce28" office:value-type="float" office:value="2090365.66786667" calcext:value-type="float">
            <text:p><text:s/>2,090,366 <text:s/></text:p>
          </table:table-cell>
          <table:table-cell table:style-name="ce28" office:value-type="float" office:value="687784.249533333" calcext:value-type="float">
            <text:p><text:s/>687,784 <text:s/></text:p>
          </table:table-cell>
          <table:table-cell table:style-name="ce28" office:value-type="float" office:value="30401.296" calcext:value-type="float">
            <text:p><text:s/>30,401 <text:s/></text:p>
          </table:table-cell>
          <table:table-cell table:style-name="ce28" office:value-type="float" office:value="2136.419277778" calcext:value-type="float">
            <text:p><text:s/>2,136 <text:s/></text:p>
          </table:table-cell>
          <table:table-cell table:style-name="ce28" office:value-type="float" office:value="480267.863600001" calcext:value-type="float">
            <text:p><text:s/>480,268 <text:s/></text:p>
          </table:table-cell>
          <table:table-cell table:style-name="ce28" office:value-type="float" office:value="192776.322133334" calcext:value-type="float">
            <text:p><text:s/>192,776 <text:s/></text:p>
          </table:table-cell>
          <table:table-cell table:style-name="ce28" office:value-type="float" office:value="60073.706666667" calcext:value-type="float">
            <text:p><text:s/>60,074 <text:s/></text:p>
          </table:table-cell>
          <table:table-cell table:style-name="ce31" office:value-type="float" office:value="480106.781550395" calcext:value-type="float">
            <text:p><text:s/>480,10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3760765.79855724" calcext:value-type="float">
            <text:p><text:s/>3,760,766 <text:s/></text:p>
          </table:table-cell>
          <table:table-cell table:style-name="ce28" office:value-type="float" office:value="167380.452732367" calcext:value-type="float">
            <text:p><text:s/>167,380 <text:s/></text:p>
          </table:table-cell>
          <table:table-cell table:style-name="ce28" office:value-type="float" office:value="1805831.35113333" calcext:value-type="float">
            <text:p><text:s/>1,805,831 <text:s/></text:p>
          </table:table-cell>
          <table:table-cell table:style-name="ce28" office:value-type="float" office:value="727555.440733334" calcext:value-type="float">
            <text:p><text:s/>727,555 <text:s/></text:p>
          </table:table-cell>
          <table:table-cell table:style-name="ce28" office:value-type="float" office:value="13327.854222222" calcext:value-type="float">
            <text:p><text:s/>13,328 <text:s/></text:p>
          </table:table-cell>
          <table:table-cell table:style-name="ce28" office:value-type="float" office:value="257.013555556" calcext:value-type="float">
            <text:p><text:s/>257 <text:s/></text:p>
          </table:table-cell>
          <table:table-cell table:style-name="ce28" office:value-type="float" office:value="386822.702933334" calcext:value-type="float">
            <text:p><text:s/>386,823 <text:s/></text:p>
          </table:table-cell>
          <table:table-cell table:style-name="ce28" office:value-type="float" office:value="161491.1264" calcext:value-type="float">
            <text:p><text:s/>161,491 <text:s/></text:p>
          </table:table-cell>
          <table:table-cell table:style-name="ce28" office:value-type="float" office:value="46210.3936" calcext:value-type="float">
            <text:p><text:s/>46,210 <text:s/></text:p>
          </table:table-cell>
          <table:table-cell table:style-name="ce31" office:value-type="float" office:value="451889.463247093" calcext:value-type="float">
            <text:p><text:s/>451,88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4100673.63640854" calcext:value-type="float">
            <text:p><text:s/>4,100,674 <text:s/></text:p>
          </table:table-cell>
          <table:table-cell table:style-name="ce28" office:value-type="float" office:value="178895.275474179" calcext:value-type="float">
            <text:p><text:s/>178,895 <text:s/></text:p>
          </table:table-cell>
          <table:table-cell table:style-name="ce28" office:value-type="float" office:value="2085782.1478" calcext:value-type="float">
            <text:p><text:s/>2,085,782 <text:s/></text:p>
          </table:table-cell>
          <table:table-cell table:style-name="ce28" office:value-type="float" office:value="708428.119533333" calcext:value-type="float">
            <text:p><text:s/>708,428 <text:s/></text:p>
          </table:table-cell>
          <table:table-cell table:style-name="ce28" office:value-type="float" office:value="24160.117333333" calcext:value-type="float">
            <text:p><text:s/>24,160 <text:s/></text:p>
          </table:table-cell>
          <table:table-cell table:style-name="ce28" office:value-type="float" office:value="216.651777778" calcext:value-type="float">
            <text:p><text:s/>217 <text:s/></text:p>
          </table:table-cell>
          <table:table-cell table:style-name="ce28" office:value-type="float" office:value="463330.423733333" calcext:value-type="float">
            <text:p><text:s/>463,330 <text:s/></text:p>
          </table:table-cell>
          <table:table-cell table:style-name="ce28" office:value-type="float" office:value="195770.085333334" calcext:value-type="float">
            <text:p><text:s/>195,770 <text:s/></text:p>
          </table:table-cell>
          <table:table-cell table:style-name="ce28" office:value-type="float" office:value="44513.572266667" calcext:value-type="float">
            <text:p><text:s/>44,514 <text:s/></text:p>
          </table:table-cell>
          <table:table-cell table:style-name="ce31" office:value-type="float" office:value="399577.243156583" calcext:value-type="float">
            <text:p><text:s/>399,57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3825123.45535342" calcext:value-type="float">
            <text:p><text:s/>3,825,123 <text:s/></text:p>
          </table:table-cell>
          <table:table-cell table:style-name="ce28" office:value-type="float" office:value="190249.900804809" calcext:value-type="float">
            <text:p><text:s/>190,250 <text:s/></text:p>
          </table:table-cell>
          <table:table-cell table:style-name="ce28" office:value-type="float" office:value="1841169.1428" calcext:value-type="float">
            <text:p><text:s/>1,841,169 <text:s/></text:p>
          </table:table-cell>
          <table:table-cell table:style-name="ce28" office:value-type="float" office:value="665861.065133333" calcext:value-type="float">
            <text:p><text:s/>665,861 <text:s/></text:p>
          </table:table-cell>
          <table:table-cell table:style-name="ce28" office:value-type="float" office:value="22055.270222222" calcext:value-type="float">
            <text:p><text:s/>22,055 <text:s/></text:p>
          </table:table-cell>
          <table:table-cell table:style-name="ce28" office:value-type="float" office:value="136.255944445" calcext:value-type="float">
            <text:p><text:s/>136 <text:s/></text:p>
          </table:table-cell>
          <table:table-cell table:style-name="ce28" office:value-type="float" office:value="427336.559066667" calcext:value-type="float">
            <text:p><text:s/>427,337 <text:s/></text:p>
          </table:table-cell>
          <table:table-cell table:style-name="ce28" office:value-type="float" office:value="173229.159466666" calcext:value-type="float">
            <text:p><text:s/>173,229 <text:s/></text:p>
          </table:table-cell>
          <table:table-cell table:style-name="ce28" office:value-type="float" office:value="55940.5248" calcext:value-type="float">
            <text:p><text:s/>55,941 <text:s/></text:p>
          </table:table-cell>
          <table:table-cell table:style-name="ce31" office:value-type="float" office:value="449145.577115275" calcext:value-type="float">
            <text:p><text:s/>449,146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4164041.04265533" calcext:value-type="float">
            <text:p><text:s/>4,164,041 <text:s/></text:p>
          </table:table-cell>
          <table:table-cell table:style-name="ce28" office:value-type="float" office:value="165696.059280965" calcext:value-type="float">
            <text:p><text:s/>165,696 <text:s/></text:p>
          </table:table-cell>
          <table:table-cell table:style-name="ce28" office:value-type="float" office:value="2029505.28213333" calcext:value-type="float">
            <text:p><text:s/>2,029,505 <text:s/></text:p>
          </table:table-cell>
          <table:table-cell table:style-name="ce28" office:value-type="float" office:value="672932.377866666" calcext:value-type="float">
            <text:p><text:s/>672,932 <text:s/></text:p>
          </table:table-cell>
          <table:table-cell table:style-name="ce28" office:value-type="float" office:value="26151.425777778" calcext:value-type="float">
            <text:p><text:s/>26,151 <text:s/></text:p>
          </table:table-cell>
          <table:table-cell table:style-name="ce28" office:value-type="float" office:value="153.506222222" calcext:value-type="float">
            <text:p><text:s/>154 <text:s/></text:p>
          </table:table-cell>
          <table:table-cell table:style-name="ce28" office:value-type="float" office:value="510569.052933333" calcext:value-type="float">
            <text:p><text:s/>510,569 <text:s/></text:p>
          </table:table-cell>
          <table:table-cell table:style-name="ce28" office:value-type="float" office:value="183408.672" calcext:value-type="float">
            <text:p><text:s/>183,409 <text:s/></text:p>
          </table:table-cell>
          <table:table-cell table:style-name="ce28" office:value-type="float" office:value="42082.672" calcext:value-type="float">
            <text:p><text:s/>42,083 <text:s/></text:p>
          </table:table-cell>
          <table:table-cell table:style-name="ce31" office:value-type="float" office:value="533541.994441038" calcext:value-type="float">
            <text:p><text:s/>533,54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3606473.46942602" calcext:value-type="float">
            <text:p><text:s/>3,606,473 <text:s/></text:p>
          </table:table-cell>
          <table:table-cell table:style-name="ce28" office:value-type="float" office:value="196167.854895352" calcext:value-type="float">
            <text:p><text:s/>196,168 <text:s/></text:p>
          </table:table-cell>
          <table:table-cell table:style-name="ce28" office:value-type="float" office:value="1671635.9452" calcext:value-type="float">
            <text:p><text:s/>1,671,636 <text:s/></text:p>
          </table:table-cell>
          <table:table-cell table:style-name="ce28" office:value-type="float" office:value="509015.4862" calcext:value-type="float">
            <text:p><text:s/>509,015 <text:s/></text:p>
          </table:table-cell>
          <table:table-cell table:style-name="ce28" office:value-type="float" office:value="12337.872888889" calcext:value-type="float">
            <text:p><text:s/>12,338 <text:s/></text:p>
          </table:table-cell>
          <table:table-cell table:style-name="ce28" office:value-type="float" office:value="166.586777777" calcext:value-type="float">
            <text:p><text:s/>167 <text:s/></text:p>
          </table:table-cell>
          <table:table-cell table:style-name="ce28" office:value-type="float" office:value="417416.530533334" calcext:value-type="float">
            <text:p><text:s/>417,417 <text:s/></text:p>
          </table:table-cell>
          <table:table-cell table:style-name="ce28" office:value-type="float" office:value="201096.853333333" calcext:value-type="float">
            <text:p><text:s/>201,097 <text:s/></text:p>
          </table:table-cell>
          <table:table-cell table:style-name="ce28" office:value-type="float" office:value="41402.965333333" calcext:value-type="float">
            <text:p><text:s/>41,403 <text:s/></text:p>
          </table:table-cell>
          <table:table-cell table:style-name="ce31" office:value-type="float" office:value="557233.374264005" calcext:value-type="float">
            <text:p><text:s/>557,23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3845330.19167613" calcext:value-type="float">
            <text:p><text:s/>3,845,330 <text:s/></text:p>
          </table:table-cell>
          <table:table-cell table:style-name="ce28" office:value-type="float" office:value="165408.054523511" calcext:value-type="float">
            <text:p><text:s/>165,408 <text:s/></text:p>
          </table:table-cell>
          <table:table-cell table:style-name="ce28" office:value-type="float" office:value="1819987.14993333" calcext:value-type="float">
            <text:p><text:s/>1,819,987 <text:s/></text:p>
          </table:table-cell>
          <table:table-cell table:style-name="ce28" office:value-type="float" office:value="607317.837533333" calcext:value-type="float">
            <text:p><text:s/>607,318 <text:s/></text:p>
          </table:table-cell>
          <table:table-cell table:style-name="ce28" office:value-type="float" office:value="19762.014222222" calcext:value-type="float">
            <text:p><text:s/>19,762 <text:s/></text:p>
          </table:table-cell>
          <table:table-cell table:style-name="ce28" office:value-type="float" office:value="208.985722223" calcext:value-type="float">
            <text:p><text:s/>209 <text:s/></text:p>
          </table:table-cell>
          <table:table-cell table:style-name="ce28" office:value-type="float" office:value="468095.544" calcext:value-type="float">
            <text:p><text:s/>468,096 <text:s/></text:p>
          </table:table-cell>
          <table:table-cell table:style-name="ce28" office:value-type="float" office:value="206161.0752" calcext:value-type="float">
            <text:p><text:s/>206,161 <text:s/></text:p>
          </table:table-cell>
          <table:table-cell table:style-name="ce28" office:value-type="float" office:value="31452.868266667" calcext:value-type="float">
            <text:p><text:s/>31,453 <text:s/></text:p>
          </table:table-cell>
          <table:table-cell table:style-name="ce31" office:value-type="float" office:value="526936.66227484" calcext:value-type="float">
            <text:p><text:s/>526,93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4038918.82026166" calcext:value-type="float">
            <text:p><text:s/>4,038,919 <text:s/></text:p>
          </table:table-cell>
          <table:table-cell table:style-name="ce28" office:value-type="float" office:value="165211.523437951" calcext:value-type="float">
            <text:p><text:s/>165,212 <text:s/></text:p>
          </table:table-cell>
          <table:table-cell table:style-name="ce28" office:value-type="float" office:value="1819730.52473333" calcext:value-type="float">
            <text:p><text:s/>1,819,731 <text:s/></text:p>
          </table:table-cell>
          <table:table-cell table:style-name="ce28" office:value-type="float" office:value="685507.818666667" calcext:value-type="float">
            <text:p><text:s/>685,508 <text:s/></text:p>
          </table:table-cell>
          <table:table-cell table:style-name="ce28" office:value-type="float" office:value="23852.245333333" calcext:value-type="float">
            <text:p><text:s/>23,852 <text:s/></text:p>
          </table:table-cell>
          <table:table-cell table:style-name="ce28" office:value-type="float" office:value="146.609888889" calcext:value-type="float">
            <text:p><text:s/>147 <text:s/></text:p>
          </table:table-cell>
          <table:table-cell table:style-name="ce28" office:value-type="float" office:value="469682.973200001" calcext:value-type="float">
            <text:p><text:s/>469,683 <text:s/></text:p>
          </table:table-cell>
          <table:table-cell table:style-name="ce28" office:value-type="float" office:value="181914.363733334" calcext:value-type="float">
            <text:p><text:s/>181,914 <text:s/></text:p>
          </table:table-cell>
          <table:table-cell table:style-name="ce28" office:value-type="float" office:value="42771.370666667" calcext:value-type="float">
            <text:p><text:s/>42,771 <text:s/></text:p>
          </table:table-cell>
          <table:table-cell table:style-name="ce31" office:value-type="float" office:value="650101.390601485" calcext:value-type="float">
            <text:p><text:s/>650,10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4015353.44289579" calcext:value-type="float">
            <text:p><text:s/>4,015,353 <text:s/></text:p>
          </table:table-cell>
          <table:table-cell table:style-name="ce28" office:value-type="float" office:value="169852.207699592" calcext:value-type="float">
            <text:p><text:s/>169,852 <text:s/></text:p>
          </table:table-cell>
          <table:table-cell table:style-name="ce28" office:value-type="float" office:value="1866760.0458" calcext:value-type="float">
            <text:p><text:s/>1,866,760 <text:s/></text:p>
          </table:table-cell>
          <table:table-cell table:style-name="ce28" office:value-type="float" office:value="689200.7902" calcext:value-type="float">
            <text:p><text:s/>689,201 <text:s/></text:p>
          </table:table-cell>
          <table:table-cell table:style-name="ce28" office:value-type="float" office:value="21601.424888889" calcext:value-type="float">
            <text:p><text:s/>21,601 <text:s/></text:p>
          </table:table-cell>
          <table:table-cell table:style-name="ce28" office:value-type="float" office:value="120.220222222" calcext:value-type="float">
            <text:p><text:s/>120 <text:s/></text:p>
          </table:table-cell>
          <table:table-cell table:style-name="ce28" office:value-type="float" office:value="460215.9072" calcext:value-type="float">
            <text:p><text:s/>460,216 <text:s/></text:p>
          </table:table-cell>
          <table:table-cell table:style-name="ce28" office:value-type="float" office:value="210991.318399999" calcext:value-type="float">
            <text:p><text:s/>210,991 <text:s/></text:p>
          </table:table-cell>
          <table:table-cell table:style-name="ce28" office:value-type="float" office:value="47566.581333333" calcext:value-type="float">
            <text:p><text:s/>47,567 <text:s/></text:p>
          </table:table-cell>
          <table:table-cell table:style-name="ce31" office:value-type="float" office:value="549044.947151752" calcext:value-type="float">
            <text:p><text:s/>549,045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4211616.69003316" calcext:value-type="float">
            <text:p><text:s/>4,211,617 <text:s/></text:p>
          </table:table-cell>
          <table:table-cell table:style-name="ce28" office:value-type="float" office:value="148539.559565896" calcext:value-type="float">
            <text:p><text:s/>148,540 <text:s/></text:p>
          </table:table-cell>
          <table:table-cell table:style-name="ce28" office:value-type="float" office:value="1861938.7826" calcext:value-type="float">
            <text:p><text:s/>1,861,939 <text:s/></text:p>
          </table:table-cell>
          <table:table-cell table:style-name="ce28" office:value-type="float" office:value="788217.828666667" calcext:value-type="float">
            <text:p><text:s/>788,218 <text:s/></text:p>
          </table:table-cell>
          <table:table-cell table:style-name="ce28" office:value-type="float" office:value="15702.384" calcext:value-type="float">
            <text:p><text:s/>15,702 <text:s/></text:p>
          </table:table-cell>
          <table:table-cell table:style-name="ce28" office:value-type="float" office:value="384.438944444" calcext:value-type="float">
            <text:p><text:s/>384 <text:s/></text:p>
          </table:table-cell>
          <table:table-cell table:style-name="ce28" office:value-type="float" office:value="516046.4036" calcext:value-type="float">
            <text:p><text:s/>516,046 <text:s/></text:p>
          </table:table-cell>
          <table:table-cell table:style-name="ce28" office:value-type="float" office:value="229605.815466667" calcext:value-type="float">
            <text:p><text:s/>229,606 <text:s/></text:p>
          </table:table-cell>
          <table:table-cell table:style-name="ce28" office:value-type="float" office:value="62297.828266667" calcext:value-type="float">
            <text:p><text:s/>62,298 <text:s/></text:p>
          </table:table-cell>
          <table:table-cell table:style-name="ce31" office:value-type="float" office:value="588883.648922819" calcext:value-type="float">
            <text:p><text:s/>588,88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3835533.75739184" calcext:value-type="float">
            <text:p><text:s/>3,835,534 <text:s/></text:p>
          </table:table-cell>
          <table:table-cell table:style-name="ce28" office:value-type="float" office:value="160273.963844143" calcext:value-type="float">
            <text:p><text:s/>160,274 <text:s/></text:p>
          </table:table-cell>
          <table:table-cell table:style-name="ce28" office:value-type="float" office:value="1765169.2812" calcext:value-type="float">
            <text:p><text:s/>1,765,169 <text:s/></text:p>
          </table:table-cell>
          <table:table-cell table:style-name="ce28" office:value-type="float" office:value="628970.927" calcext:value-type="float">
            <text:p><text:s/>628,971 <text:s/></text:p>
          </table:table-cell>
          <table:table-cell table:style-name="ce28" office:value-type="float" office:value="11615.908444444" calcext:value-type="float">
            <text:p><text:s/>11,616 <text:s/></text:p>
          </table:table-cell>
          <table:table-cell table:style-name="ce28" office:value-type="float" office:value="465.964333333" calcext:value-type="float">
            <text:p><text:s/>466 <text:s/></text:p>
          </table:table-cell>
          <table:table-cell table:style-name="ce28" office:value-type="float" office:value="416383.715066667" calcext:value-type="float">
            <text:p><text:s/>416,384 <text:s/></text:p>
          </table:table-cell>
          <table:table-cell table:style-name="ce28" office:value-type="float" office:value="208978.039466667" calcext:value-type="float">
            <text:p><text:s/>208,978 <text:s/></text:p>
          </table:table-cell>
          <table:table-cell table:style-name="ce28" office:value-type="float" office:value="44387.506133333" calcext:value-type="float">
            <text:p><text:s/>44,388 <text:s/></text:p>
          </table:table-cell>
          <table:table-cell table:style-name="ce31" office:value-type="float" office:value="599288.451903252" calcext:value-type="float">
            <text:p><text:s/>599,288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5" office:value-type="float" office:value="43582652.9403002" calcext:value-type="float">
            <text:p><text:s/>43,582,653 <text:s/></text:p>
          </table:table-cell>
          <table:table-cell table:style-name="ce29" office:value-type="float" office:value="1862585.18127165" calcext:value-type="float">
            <text:p><text:s/>1,862,585 <text:s/></text:p>
          </table:table-cell>
          <table:table-cell table:style-name="ce29" office:value-type="float" office:value="20657875.3212" calcext:value-type="float">
            <text:p><text:s/>20,657,875 <text:s/></text:p>
          </table:table-cell>
          <table:table-cell table:style-name="ce29" office:value-type="float" office:value="7370791.94106667" calcext:value-type="float">
            <text:p><text:s/>7,370,792 <text:s/></text:p>
          </table:table-cell>
          <table:table-cell table:style-name="ce29" office:value-type="float" office:value="220967.813333332" calcext:value-type="float">
            <text:p><text:s/>220,968 <text:s/></text:p>
          </table:table-cell>
          <table:table-cell table:style-name="ce29" office:value-type="float" office:value="4392.652666667" calcext:value-type="float">
            <text:p><text:s/>4,393 <text:s/></text:p>
          </table:table-cell>
          <table:table-cell table:style-name="ce29" office:value-type="float" office:value="5016167.67586667" calcext:value-type="float">
            <text:p><text:s/>5,016,168 <text:s/></text:p>
          </table:table-cell>
          <table:table-cell table:style-name="ce29" office:value-type="float" office:value="2145422.83093333" calcext:value-type="float">
            <text:p><text:s/>2,145,423 <text:s/></text:p>
          </table:table-cell>
          <table:table-cell table:style-name="ce29" office:value-type="float" office:value="518699.989333334" calcext:value-type="float">
            <text:p><text:s/>518,700 <text:s/></text:p>
          </table:table-cell>
          <table:table-cell table:style-name="ce32" office:value-type="float" office:value="5785749.53462854" calcext:value-type="float">
            <text:p><text:s/>5,785,750 <text:s/>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 table:number-columns-spanned="13" table:number-rows-spanned="1">
            <text:p>註：1.各石油產品國內消費=轉變投入(發電及汽電用)+能源部門自用+最終消費。</text:p>
          </table:table-cell>
          <table:covered-table-cell table:number-columns-repeated="12" table:style-name="ce15"/>
          <table:table-cell table:number-columns-repeated="1011"/>
        </table:table-row>
        <table:table-row table:style-name="ro4">
          <table:table-cell table:style-name="ce8" office:value-type="string" calcext:value-type="string" table:number-columns-spanned="13" table:number-rows-spanned="1">
            <text:p><text:s text:c="4"/>2.本表其他油品包含添加劑/含氧化合物(MTBE)、煉油氣、白精油、柏油、溶劑油、石蠟、石油焦及其他石油產品。</text:p>
          </table:table-cell>
          <table:covered-table-cell table:number-columns-repeated="12" table:style-name="ce16"/>
          <table:table-cell table:number-columns-repeated="1011"/>
        </table:table-row>
        <table:table-row table:style-name="ro5" table:number-rows-repeated="5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石油產品國內消費(按油品區分)</dc:title>
    <dc:subject>石油產品國內消費(按油品區分)</dc:subject>
    <meta:keyword>能源統計月報</meta:keyword>
    <dc:description>石油產品國內消費(按油品區分)</dc:description>
    <meta:initial-creator>國際合作與能源統計科</meta:initial-creator>
    <meta:creation-date>2012-04-19T13:37:41</meta:creation-date>
    <dc:creator>方文秀</dc:creator>
    <dc:date>2021-12-29T20:24:06</dc:date>
    <meta:print-date>2021-12-29T20:24:01</meta:print-date>
    <meta:document-statistic meta:table-count="1" meta:cell-count="50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